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O-normal">
      <loext:graphic-properties draw:fill="solid" draw:fill-color="#011627"/>
      <style:paragraph-properties fo:line-height="150%" fo:background-color="#011627"/>
      <style:text-properties officeooo:paragraph-rsid="00039c84"/>
    </style:style>
    <style:style style:name="P2" style:family="paragraph" style:parent-style-name="LO-normal">
      <style:paragraph-properties fo:margin-left="1.27cm" fo:margin-right="0cm" fo:text-indent="0cm" style:auto-text-indent="false"/>
      <style:text-properties officeooo:paragraph-rsid="00039c84"/>
    </style:style>
    <style:style style:name="P3" style:family="paragraph" style:parent-style-name="LO-normal" style:master-page-name="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0039c84" officeooo:paragraph-rsid="00039c8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LO-normal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rsid="00039c84" officeooo:paragraph-rsid="00039c8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O-normal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rsid="0004010d" officeooo:paragraph-rsid="0004010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O-normal" style:master-page-name="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004010d" officeooo:paragraph-rsid="0004010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O-normal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c9211e" loext:opacity="100%" fo:font-weight="bold" officeooo:rsid="0004010d" officeooo:paragraph-rsid="0004010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O-normal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c9211e" loext:opacity="100%" fo:language="ru" fo:country="RU" fo:font-weight="bold" officeooo:rsid="0006789b" officeooo:paragraph-rsid="0006789b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O-normal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rsid="000531a7" officeooo:paragraph-rsid="000531a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LO-normal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language="ru" fo:country="RU" officeooo:rsid="0006789b" officeooo:paragraph-rsid="0006789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 style:list-style-name="WWNum4" style:master-page-name="Standard">
      <style:paragraph-properties fo:margin-left="1.27cm" fo:margin-right="0cm" fo:margin-top="0.706cm" fo:margin-bottom="0.212cm" style:contextual-spacing="false" fo:text-indent="-0.635cm" style:auto-text-indent="false" style:page-number="1"/>
      <style:text-properties fo:color="#c9211e" loext:opacity="100%" fo:font-weight="bold" officeooo:paragraph-rsid="00039c84" style:font-weight-asian="bold" style:font-weight-complex="bold"/>
    </style:style>
    <style:style style:name="T1" style:family="text">
      <style:text-properties fo:color="#d6deeb" loext:opacity="100%" style:font-name="Courier New" style:font-name-asian="Courier New1" style:font-name-complex="Courier New1"/>
    </style:style>
    <style:style style:name="T2" style:family="text">
      <style:text-properties fo:color="#c792ea" loext:opacity="100%" style:font-name="Courier New" style:font-name-asian="Courier New1" style:font-name-complex="Courier New1"/>
    </style:style>
    <style:style style:name="T3" style:family="text">
      <style:text-properties fo:color="#82aaff" loext:opacity="100%" style:font-name="Courier New" style:font-name-asian="Courier New1" style:font-name-complex="Courier New1"/>
    </style:style>
    <style:style style:name="T4" style:family="text">
      <style:text-properties fo:color="#f78c6c" loext:opacity="100%" style:font-name="Courier New" style:font-name-asian="Courier New1" style:font-name-complex="Courier New1"/>
    </style:style>
    <style:style style:name="T5" style:family="text">
      <style:text-properties fo:color="#f78c6c" loext:opacity="100%" style:font-name="Courier New" officeooo:rsid="00039c84" style:font-name-asian="Courier New1" style:font-name-complex="Courier New1"/>
    </style:style>
    <style:style style:name="T6" style:family="text">
      <style:text-properties fo:color="#5f7e97" loext:opacity="100%" style:font-name="Courier New" style:font-name-asian="Courier New1" style:font-name-complex="Courier New1"/>
    </style:style>
    <style:style style:name="T7" style:family="text">
      <style:text-properties fo:color="#7fdbca" loext:opacity="100%" style:font-name="Courier New" style:font-name-asian="Courier New1" style:font-name-complex="Courier New1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fo:language="ru" fo:country="RU" fo:font-weight="bold" style:font-weight-asian="bold" style:font-weight-complex="bold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officeooo:rsid="000531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4">
        <text:list-item>
          <text:p text:style-name="P11">В массиве найти максимальное число</text:p>
        </text:list-item>
      </text:list>
      <text:p text:style-name="P2"><text:s text:c="2"/>const numbers = [3, 45, 66, 2, 4, 6, -2, -10, -100, 100]</text:p>
      <text:p text:style-name="P2"><text:s text:c="2"/>let minValue = numbers[0]</text:p>
      <text:p text:style-name="P2"><text:s text:c="2"/>for (let i = 0; i &lt; numbers.length; i++) {</text:p>
      <text:p text:style-name="P2"><text:s text:c="5"/>if (numbers[i] &lt; minValue) {</text:p>
      <text:p text:style-name="P2"><text:s text:c="8"/>minValue = numbers[i]</text:p>
      <text:p text:style-name="P2"><text:s text:c="5"/>}</text:p>
      <text:p text:style-name="P2"><text:s text:c="2"/>}</text:p>
      <text:p text:style-name="P2"><text:s text:c="2"/>console.log(minValue)</text:p>
      <text:p text:style-name="P2"/>
      <text:p text:style-name="P3">2<text:span text:style-name="T8">. <text:s/></text:span><text:span text:style-name="T12">// Сколько раз элемент встречается в массиве: Ответ <text:s/>в виде: {kiwi: 2}</text:span></text:p>
      <text:p text:style-name="P4">const fruits = ['kiwi', 'apple', 'kiwi', 'kiwi']</text:p>
      <text:p text:style-name="P4"/>
      <text:p text:style-name="P4">function countFruit(list) {</text:p>
      <text:p text:style-name="P4"><text:s text:c="4"/>let count = {}</text:p>
      <text:p text:style-name="P4"/>
      <text:p text:style-name="P4"><text:s text:c="4"/>for (let i = 0; i &lt; list.length; i++) {</text:p>
      <text:p text:style-name="P4"><text:s text:c="8"/>const item = list[i]</text:p>
      <text:p text:style-name="P4"/>
      <text:p text:style-name="P4"><text:s text:c="8"/>if (count[item]) {</text:p>
      <text:p text:style-name="P4"><text:s text:c="12"/>count[item]++</text:p>
      <text:p text:style-name="P4"><text:s text:c="8"/>} else {</text:p>
      <text:p text:style-name="P4"><text:s text:c="12"/>count[item] = 1</text:p>
      <text:p text:style-name="P4"><text:s text:c="8"/>}</text:p>
      <text:p text:style-name="P4"><text:s text:c="4"/>}</text:p>
      <text:p text:style-name="P4"><text:s text:c="4"/>return count</text:p>
      <text:p text:style-name="P4">}</text:p>
      <text:p text:style-name="P4">console.log(countFruit(fruits))</text:p>
      <text:p text:style-name="P4"/>
      <text:p text:style-name="P6">3. <text:span text:style-name="T13"><text:s/>// Отсортировать массив</text:span></text:p>
      <text:p text:style-name="P5">const arr = [4, 2, 5, 1, -4, -12]</text:p>
      <text:p text:style-name="P5"/>
      <text:p text:style-name="P5">console.log(arr.sort((a, b) =&gt; {</text:p>
      <text:p text:style-name="P5"><text:s text:c="4"/>if (a &gt; b) return 1</text:p>
      <text:p text:style-name="P5"><text:s text:c="4"/>return -1</text:p>
      <text:p text:style-name="P5">}))</text:p>
      <text:p text:style-name="P5"/>
      <text:p text:style-name="P7"><text:span text:style-name="T14">4. </text:span>Найти индекс максимального элемента массива</text:p>
      <text:p text:style-name="P5">const arr_3 = [4, 2, 5, 1, -4]</text:p>
      <text:p text:style-name="P5"/>
      <text:p text:style-name="P5">function findMaxIndexInArray(array) {</text:p>
      <text:p text:style-name="P5"><text:s text:c="4"/>let index = 0</text:p>
      <text:p text:style-name="P5"><text:s text:c="4"/>const item = arr_3[i]</text:p>
      <text:p text:style-name="P5"/>
      <text:p text:style-name="P5"><text:s text:c="4"/>for (let i = 0; i &lt; arr_3.length; i++) {</text:p>
      <text:p text:style-name="P5"><text:s text:c="8"/>if (item &gt; index) {</text:p>
      <text:p text:style-name="P5"><text:s text:c="12"/>index = i <text:s text:c="2"/>// i - индекс перебираемого значения</text:p>
      <text:p text:style-name="P5"><text:s text:c="12"/>// если перебираемый элемент больше индекса то в него кладем - i</text:p>
      <text:p text:style-name="P5"><text:soft-page-break/><text:s text:c="8"/>}</text:p>
      <text:p text:style-name="P5"><text:s text:c="4"/>}</text:p>
      <text:p text:style-name="P5"/>
      <text:p text:style-name="P5"><text:s text:c="4"/>return index</text:p>
      <text:p text:style-name="P5">}</text:p>
      <text:p text:style-name="P5"/>
      <text:p text:style-name="P7"><text:span text:style-name="T14">5. </text:span>найти максимальное значение массива</text:p>
      <text:p text:style-name="P5"/>
      <text:p text:style-name="P5">// const arr_2 = [2, 4, 5, 1, -4]</text:p>
      <text:p text:style-name="P5"/>
      <text:p text:style-name="P5">function findMaxValueInArray(array) {</text:p>
      <text:p text:style-name="P5"><text:s text:c="4"/>let maxValue = arr_2[0]</text:p>
      <text:p text:style-name="P5"/>
      <text:p text:style-name="P5"><text:s text:c="4"/>for (let i = 0; i &lt; arr_2.length; i++) {</text:p>
      <text:p text:style-name="P5"><text:s text:c="8"/>let item = arr_2[i]</text:p>
      <text:p text:style-name="P5"/>
      <text:p text:style-name="P5"><text:s text:c="8"/>if (item &gt; maxValue) {</text:p>
      <text:p text:style-name="P5"><text:s text:c="12"/>maxValue = item // если текущии элемент массива &gt; максимального -- мы его помещаем в maxValue</text:p>
      <text:p text:style-name="P5"><text:s text:c="8"/>}</text:p>
      <text:p text:style-name="P5"><text:s text:c="4"/>}</text:p>
      <text:p text:style-name="P5"/>
      <text:p text:style-name="P5"><text:s text:c="4"/>return maxValue</text:p>
      <text:p text:style-name="P5">}</text:p>
      <text:p text:style-name="P5"/>
      <text:p text:style-name="P9">6. <text:span text:style-name="T13">Массив уникальных значений:</text:span></text:p>
      <text:p text:style-name="P9">const fruits = ['kiwi', 'apple', 'kiwi', 'kiwi']</text:p>
      <text:p text:style-name="P9"/>
      <text:p text:style-name="P9">const uniqueItems = (list) =&gt; {</text:p>
      <text:p text:style-name="P9"><text:s text:c="4"/>const unique = {}</text:p>
      <text:p text:style-name="P9"/>
      <text:p text:style-name="P9"><text:s text:c="4"/>list.forEach((item) =&gt; {</text:p>
      <text:p text:style-name="P9"><text:s text:c="8"/>unique[item] = true // все значения массива перезаписываем в true даже если повторно встречаем и станут уникальными</text:p>
      <text:p text:style-name="P9"><text:s text:c="4"/>})</text:p>
      <text:p text:style-name="P9"/>
      <text:p text:style-name="P9"><text:s text:c="4"/>return Object.keys(unique)</text:p>
      <text:p text:style-name="P9">}</text:p>
      <text:p text:style-name="P9">console.log(uniqueItems(fruits))</text:p>
      <text:p text:style-name="P9"/>
      <text:p text:style-name="P10">7. <text:s/><text:span text:style-name="T13">const a = [1, 3, 5, 12] // a и b отсортированы по возрастанию - общии массив сделать</text:span></text:p>
      <text:p text:style-name="P8">const b = [12, 31]</text:p>
      <text:p text:style-name="P10"/>
      <text:p text:style-name="P10">const merge = (a, b) =&gt; {</text:p>
      <text:p text:style-name="P10"><text:s text:c="4"/>let i = 0</text:p>
      <text:p text:style-name="P10"><text:s text:c="4"/>let j = 0 // указатели...</text:p>
      <text:p text:style-name="P10"><text:s text:c="4"/>const result = []</text:p>
      <text:p text:style-name="P10"/>
      <text:p text:style-name="P10"><text:s text:c="4"/>while (i &lt; a.length || j &lt; b.length) {</text:p>
      <text:p text:style-name="P10"><text:s text:c="8"/>const firstItem = a[i] //для удобства</text:p>
      <text:p text:style-name="P10"><text:soft-page-break/><text:s text:c="8"/>const secondItem = b[j]</text:p>
      <text:p text:style-name="P10"/>
      <text:p text:style-name="P10"><text:s text:c="8"/>if (firstItem === undefined) { // когда дошли до конца первого массива</text:p>
      <text:p text:style-name="P10"><text:s text:c="12"/>result.push(secondItem)</text:p>
      <text:p text:style-name="P10"><text:s text:c="12"/>j += 1</text:p>
      <text:p text:style-name="P10"><text:s text:c="8"/>}</text:p>
      <text:p text:style-name="P10"/>
      <text:p text:style-name="P10"><text:s text:c="8"/>if (secondItem === undefined) { // когда дошли до конца второго массива</text:p>
      <text:p text:style-name="P10"><text:s text:c="12"/>result.push(firstItem)</text:p>
      <text:p text:style-name="P10"><text:s text:c="12"/>i += 1</text:p>
      <text:p text:style-name="P10"><text:s text:c="8"/>}</text:p>
      <text:p text:style-name="P10"/>
      <text:p text:style-name="P10"><text:s text:c="8"/>if (firstItem === secondItem) {</text:p>
      <text:p text:style-name="P10"><text:s text:c="12"/>result.push(firstItem, secondItem)</text:p>
      <text:p text:style-name="P10"><text:s text:c="12"/>i += 1</text:p>
      <text:p text:style-name="P10"><text:s text:c="12"/>j += 1</text:p>
      <text:p text:style-name="P10"/>
      <text:p text:style-name="P10"><text:s text:c="12"/>continue // если условие совпало - пропускаем эту итерацию</text:p>
      <text:p text:style-name="P10"><text:s text:c="8"/>}</text:p>
      <text:p text:style-name="P10"/>
      <text:p text:style-name="P10"><text:s text:c="8"/>if (firstItem &lt; secondItem) {</text:p>
      <text:p text:style-name="P10"><text:s text:c="12"/>result.push(firstItem) // добавляем в итоговый - итоговый с малого числа должен начинаться... и</text:p>
      <text:p text:style-name="P10"><text:s text:c="12"/>i += 1 // и.. сдвигаем счетчик</text:p>
      <text:p text:style-name="P10"><text:s text:c="8"/>}</text:p>
      <text:p text:style-name="P10"/>
      <text:p text:style-name="P10"><text:s text:c="8"/>if (firstItem &gt; secondItem) {</text:p>
      <text:p text:style-name="P10"><text:s text:c="12"/>result.push(secondItem) // тогда второй элемент закидываем в массив</text:p>
      <text:p text:style-name="P10"><text:s text:c="12"/>j += 1</text:p>
      <text:p text:style-name="P10"><text:s text:c="8"/>}</text:p>
      <text:p text:style-name="P10"><text:s text:c="4"/>}</text:p>
      <text:p text:style-name="P10"/>
      <text:p text:style-name="P10"><text:s text:c="4"/>return result // отсортированный массив с числами из обоих массивов</text:p>
      <text:p text:style-name="P10">}</text:p>
      <text:p text:style-name="P10"/>
      <text:p text:style-name="P10">console.log(merge([1, 4, 6], [2, 3])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03cm" fo:margin-right="0.3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4:47:48.357000000</meta:creation-date>
    <dc:date>2023-10-16T15:46:47.638000000</dc:date>
    <meta:editing-duration>PT58M57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100" meta:word-count="481" meta:character-count="3146" meta:non-whitespace-character-count="2252"/>
  </office:meta>
</office:document-meta>
</file>